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fa81" officeooo:paragraph-rsid="000dfa81"/>
    </style:style>
    <style:style style:name="P2" style:family="paragraph" style:parent-style-name="Text_20_body">
      <style:text-properties style:font-name="Courier 10 Pitch" fo:font-size="8pt" officeooo:rsid="000e51ac" officeooo:paragraph-rsid="000e51ac" style:font-size-asian="7pt" style:font-size-complex="8pt"/>
    </style:style>
    <style:style style:name="P3" style:family="paragraph" style:parent-style-name="Text_20_body">
      <style:text-properties style:font-name="Courier 10 Pitch" fo:font-size="8pt" officeooo:rsid="000ff5e9" officeooo:paragraph-rsid="000ff5e9" style:font-size-asian="7pt" style:font-size-complex="8pt"/>
    </style:style>
    <style:style style:name="P4" style:family="paragraph" style:parent-style-name="Text_20_body">
      <style:text-properties style:font-name="Courier 10 Pitch" fo:font-size="8pt" officeooo:rsid="000ff5e9" officeooo:paragraph-rsid="000e51ac" style:font-size-asian="7pt" style:font-size-complex="8pt"/>
    </style:style>
    <style:style style:name="P5" style:family="paragraph" style:parent-style-name="Text_20_body">
      <style:text-properties style:font-name="Courier 10 Pitch" fo:font-size="8pt" officeooo:rsid="000e51ac" officeooo:paragraph-rsid="000e51ac" style:font-size-asian="8pt" style:font-size-complex="8pt"/>
    </style:style>
    <style:style style:name="P6" style:family="paragraph" style:parent-style-name="Text_20_body">
      <style:text-properties officeooo:paragraph-rsid="000e51ac"/>
    </style:style>
    <style:style style:name="P7" style:family="paragraph" style:parent-style-name="Text_20_body">
      <style:text-properties officeooo:rsid="001274c2" officeooo:paragraph-rsid="001274c2"/>
    </style:style>
    <style:style style:name="P8" style:family="paragraph" style:parent-style-name="Text_20_body">
      <style:text-properties officeooo:rsid="001274c2" officeooo:paragraph-rsid="00130f67"/>
    </style:style>
    <style:style style:name="P9" style:family="paragraph" style:parent-style-name="Text_20_body">
      <style:text-properties officeooo:rsid="001274c2" officeooo:paragraph-rsid="0013ade0"/>
    </style:style>
    <style:style style:name="P10" style:family="paragraph" style:parent-style-name="Text_20_body">
      <style:text-properties officeooo:rsid="001274c2" officeooo:paragraph-rsid="00144e0e"/>
    </style:style>
    <style:style style:name="P11" style:family="paragraph" style:parent-style-name="Text_20_body">
      <style:text-properties officeooo:rsid="00144e0e" officeooo:paragraph-rsid="001613fb"/>
    </style:style>
    <style:style style:name="P12" style:family="paragraph" style:parent-style-name="Text_20_body">
      <style:text-properties officeooo:rsid="0016db60" officeooo:paragraph-rsid="0016db60"/>
    </style:style>
    <style:style style:name="P13" style:family="paragraph" style:parent-style-name="Text_20_body">
      <style:text-properties officeooo:rsid="0017d734" officeooo:paragraph-rsid="0017d734"/>
    </style:style>
    <style:style style:name="P14" style:family="paragraph" style:parent-style-name="Text_20_body">
      <style:text-properties officeooo:rsid="00197d61" officeooo:paragraph-rsid="00197d61"/>
    </style:style>
    <style:style style:name="P15" style:family="paragraph" style:parent-style-name="Text_20_body" style:list-style-name="L1">
      <style:text-properties officeooo:rsid="001274c2" officeooo:paragraph-rsid="001274c2"/>
    </style:style>
    <style:style style:name="P16" style:family="paragraph" style:parent-style-name="Text_20_body" style:list-style-name="L2">
      <style:text-properties officeooo:rsid="001274c2" officeooo:paragraph-rsid="001274c2"/>
    </style:style>
    <style:style style:name="P17" style:family="paragraph" style:parent-style-name="Text_20_body" style:list-style-name="L1">
      <style:text-properties officeooo:rsid="00144e0e" officeooo:paragraph-rsid="00144e0e"/>
    </style:style>
    <style:style style:name="P18" style:family="paragraph" style:parent-style-name="Text_20_body" style:list-style-name="L2">
      <style:text-properties officeooo:rsid="0013ade0" officeooo:paragraph-rsid="0013ade0"/>
    </style:style>
    <style:style style:name="P19" style:family="paragraph" style:parent-style-name="Text_20_body" style:list-style-name="L3">
      <style:text-properties officeooo:rsid="0016db60" officeooo:paragraph-rsid="0016db60"/>
    </style:style>
    <style:style style:name="P20" style:family="paragraph" style:parent-style-name="Text_20_body">
      <style:text-properties officeooo:rsid="001613fb" officeooo:paragraph-rsid="001613fb"/>
    </style:style>
    <style:style style:name="P21" style:family="paragraph" style:parent-style-name="Heading_20_1">
      <style:text-properties officeooo:rsid="001274c2" officeooo:paragraph-rsid="001274c2"/>
    </style:style>
    <style:style style:name="P22" style:family="paragraph" style:parent-style-name="Heading_20_1">
      <style:text-properties officeooo:rsid="000dfa81" officeooo:paragraph-rsid="000dfa81"/>
    </style:style>
    <style:style style:name="T1" style:family="text">
      <style:text-properties officeooo:rsid="000dfa81"/>
    </style:style>
    <style:style style:name="T2" style:family="text">
      <style:text-properties officeooo:rsid="00130f67"/>
    </style:style>
    <style:style style:name="T3" style:family="text">
      <style:text-properties officeooo:rsid="0013ade0"/>
    </style:style>
    <style:style style:name="T4" style:family="text">
      <style:text-properties officeooo:rsid="00144e0e"/>
    </style:style>
    <style:style style:name="T5" style:family="text">
      <style:text-properties officeooo:rsid="0014c842"/>
    </style:style>
    <style:style style:name="T6" style:family="text">
      <style:text-properties officeooo:rsid="001613fb"/>
    </style:style>
    <style:style style:name="T7" style:family="text">
      <style:text-properties officeooo:rsid="0017d734"/>
    </style:style>
    <style:style style:name="T8" style:family="text">
      <style:text-properties officeooo:rsid="00197d61"/>
    </style:style>
    <style:style style:name="T9" style:family="text">
      <style:text-properties officeooo:rsid="001a0ed0"/>
    </style:style>
    <style:style style:name="T10" style:family="text">
      <style:text-properties officeooo:rsid="001b84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ab/>Coding Dojo </text:p>
      <text:h text:style-name="P21" text:outline-level="1">CD #1</text:h>
      <text:p text:style-name="P7">Introduction</text:p>
      <text:list xml:id="list5533532023738674907" text:style-name="L1">
        <text:list-item>
          <text:p text:style-name="P15">bien que le CD ne soit pas avant tout une formation sur les technologies, on va chercher à profiter <text:span text:style-name="T9">aussi </text:span>de la démarche pour aborder certains sujets et frameworks techniques. Pour cela, on va se mettre dans une logique de « saga », pour ne pas partir à 0 à chaque fois, et aborder des points de complexité, <text:span text:style-name="T4">notamment (à discuter en fin de séance...) :</text:span></text:p>
          <text:list>
            <text:list-item>
              <text:p text:style-name="P15">REST</text:p>
            </text:list-item>
            <text:list-item>
              <text:p text:style-name="P15">performance/parallélisme</text:p>
            </text:list-item>
            <text:list-item>
              <text:p text:style-name="P17">interfaces publiques (et le refactoring induit...)</text:p>
            </text:list-item>
          </text:list>
        </text:list-item>
        <text:list-item>
          <text:p text:style-name="P15">Le sujet de la saga est un service de gestion de verrous dans une logique REST</text:p>
        </text:list-item>
      </text:list>
      <text:p text:style-name="P7">Outils fournis au départ :</text:p>
      <text:list xml:id="list4444351195518443858" text:style-name="L2">
        <text:list-item>
          <text:p text:style-name="P16"><text:span text:style-name="T5">projet Maven avec </text:span>code client-serveur RESTful hello-world</text:p>
        </text:list-item>
        <text:list-item>
          <text:p text:style-name="P18">fonction de « signature » <text:s/><text:span text:style-name="T6">et de « vérification de signature » </text:span>fictive, à appliquer à une chaine de caractère <text:span text:style-name="T5">(User Story &gt; 7)</text:span></text:p>
        </text:list-item>
      </text:list>
      <text:p text:style-name="P12">Note pour animateurs <text:span text:style-name="T10">seulement</text:span> :</text:p>
      <text:list xml:id="list9091940694885715697" text:style-name="L3">
        <text:list-item>
          <text:p text:style-name="P19">la fonction de « signature » est bidon, et volontairement TRES longue (mais on ne le dit pas...) ; <text:span text:style-name="T7">elle n'est mise en œuvre qu'une fois qu'on a la structure de base. Mechanceté (on verra si qq'un s'en encquiert) : la fonction est volontairement non réentrante.</text:span></text:p>
        </text:list-item>
        <text:list-item>
          <text:p text:style-name="P19">les TU n'ont pas obligation d'être en REST... laissons l'équipe faire ce qu'elle veut (tests java vs tests REST) . On verra ce qu'il en ressortira lors de stories performance/parallélisme</text:p>
        </text:list-item>
      </text:list>
      <text:p text:style-name="P7">Story1 : sur requete PUT d'un verrou (/Locks/&lt;topic&gt;?owner=me), le service renvoie le détail d'un verrou, contenant un id unique.</text:p>
      <text:p text:style-name="P7"><text:tab/>Rappel : PUT est idempotent</text:p>
      <text:p text:style-name="P7">Story 2 : sur requete GET d'un verrou sur un sujet, le service renvoie le détail du verrou existant, ou 404 si pas de verrou créé sur le sujet.</text:p>
      <text:p text:style-name="P8">Story 3 : sur requete PUT <text:span text:style-name="T2">d'un verrou sur un sujet existant, avec un owner différent de celui du verrou, le service rejette la demande</text:span></text:p>
      <text:p text:style-name="P7">Story <text:span text:style-name="T3">4</text:span> : Le verrou renvoyé par le service à la création contient une date de création et une date d'expiration.</text:p>
      <text:p text:style-name="P9">Story <text:span text:style-name="T3">5</text:span> : Le verrou renvoyé par le service à la création contient une date de création et une date d'expiration.</text:p>
      <text:p text:style-name="P10">Story <text:span text:style-name="T4">6</text:span> : <text:span text:style-name="T4">Sur requete PUT ou GET d'un verrou existant, au delà de la date d'expiration du verrou, le comportement du serveur est le même que si la verrou n'avait jamais existé.</text:span></text:p>
      <text:p text:style-name="P11">Story 7 : <text:span text:style-name="T6">Les représentations de verrous retournées sur requête PUT ou GET d'un topic contiennent un champ « signature » calculé par le serveur, permettant de vérifier l'authenticité du verrou gràce à une clé publique associée au service. <text:s/>Les données signées sont une représentation textuelle du topic, du propriétaire et de la date courante d'expiration, sous la forme : «TOPIC_ !_OWNER_ !_AAAAMMJJHHmmss.mse »</text:span></text:p>
      <text:p text:style-name="P20"><text:soft-page-break/><text:tab/>Nota : Cette signature est calculée et vérifiable par des fonctions publiques (fournies dans le <text:s/>CD.)</text:p>
      <text:p text:style-name="P13">Story 8 : Le service peut répondre de façon nominale à 8 requêtes PUT concernant des verrous de topics différents <text:span text:style-name="T8">arrivant au service dans un intervalle d'1 seconde. Le temps de réponse pour chacune des requêtes traitées nominalement ne doit pas excéder 10 secondes.</text:span></text:p>
      <text:p text:style-name="P14">Story 9 : Si le service reçoit 1000 requêtes PUT dans un intervalle de 1 seconde, il doit répondre nominalement à 8 d'entre elles, et indiquer sa surcharge aux autres requêtes.</text:p>
      <text:p text:style-name="P7"/>
      <text:h text:style-name="P22" text:outline-level="1"/>
      <text:h text:style-name="P22" text:outline-level="1">Install environnement</text:h>
      <text:p text:style-name="P6"><text:a xlink:type="simple" xlink:href="http://www.eclipse.org/downloads/download.php?file=/technology/epp/downloads/release/kepler/SR1/eclipse-standard-kepler-SR1-linux-gtk-x86_64"><text:span text:style-name="T1">http://www.eclipse.org/downloads/download.php?file=/technology/epp/downloads/release/kepler/SR1/eclipse-standard-kepler-SR1-linux-gtk-x86_64</text:span></text:a><text:a xlink:type="simple" xlink:href="http://www.eclipse.org/downloads/download.php?file=/technology/epp/downloads/release/kepler/SR1/eclipse-standard-kepler-SR1-linux-gtk-x86_64.tar.gz&amp;mirror_id=514"><text:span text:style-name="T1"><text:tab/>.tar.gz&amp;mirror_id=514</text:span></text:a></text:p>
      <text:p text:style-name="P5">decompresser dossier dans ~/eclipse, puis créer un raccourci sur le desktop (Bureau/eclipse.desktop)</text:p>
      <text:p text:style-name="InFile">[Desktop Entry] </text:p>
      <text:p text:style-name="InFile">Version=4.3.0 </text:p>
      <text:p text:style-name="InFile">Name=Eclipse </text:p>
      <text:p text:style-name="InFile">Comment=IDE </text:p>
      <text:p text:style-name="InFile">#Exec=/home/USERNAME/Dokument/eclipse/eclipse </text:p>
      <text:p text:style-name="InFile">Exec=env UBUNTU_MENUPROXY=0 /home/cvf/eclipse/eclipse </text:p>
      <text:p text:style-name="InFile">Icon=/home/cvf/eclipse/icon.xpm </text:p>
      <text:p text:style-name="InFile">Terminal=false </text:p>
      <text:p text:style-name="InFile">Type=Application </text:p>
      <text:p text:style-name="InFile">Categories=Utility;Application </text:p>
      <text:p text:style-name="P2">puis clic-droit sur le raccourci =&gt; permissions =&gt; autoriser exécution</text:p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File" style:family="paragraph" style:parent-style-name="Text_20_body">
      <style:paragraph-properties fo:margin-left="1.296cm" fo:margin-right="0cm" fo:margin-top="0cm" fo:margin-bottom="0.212cm" style:contextual-spacing="false" fo:text-indent="0cm" style:auto-text-indent="false" fo:background-color="#33cc66" fo:padding="0.049cm" fo:border="0.06pt solid #000000" style:shadow="none">
        <style:background-image/>
      </style:paragraph-properties>
      <style:text-properties style:font-name="Courier 10 Pitch" fo:font-family="'Courier 10 Pitch'" style:font-pitch="fixed" fo:font-size="8pt" officeooo:rsid="000e51ac" style:font-size-asian="8pt" style:font-size-complex="8pt"/>
    </style:style>
    <style:style style:name="InShell" style:family="paragraph" style:parent-style-name="Text_20_body">
      <style:paragraph-properties fo:background-color="#999999">
        <style:background-image/>
      </style:paragraph-properties>
      <style:text-properties officeooo:rsid="000dfa8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vfdev </meta:initial-creator>
    <meta:creation-date>2014-02-06T01:21:56.574922802</meta:creation-date>
    <dc:date>2014-02-24T22:46:55.019929254</dc:date>
    <dc:creator>cvfdev </dc:creator>
    <meta:editing-duration>P1DT2H59M11S</meta:editing-duration>
    <meta:editing-cycles>17</meta:editing-cycles>
    <meta:generator>LibreOffice/4.1.3.2$Linux_X86_64 LibreOffice_project/410m0$Build-2</meta:generator>
    <meta:document-statistic meta:table-count="0" meta:image-count="0" meta:object-count="0" meta:page-count="2" meta:paragraph-count="39" meta:word-count="568" meta:character-count="3628" meta:non-whitespace-character-count="3091"/>
  </office:meta>
</office:document-meta>
</file>